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efbc" officeooo:paragraph-rsid="0008efbc"/>
    </style:style>
    <style:style style:name="P2" style:family="paragraph" style:parent-style-name="Standard">
      <style:text-properties officeooo:rsid="0009261f" officeooo:paragraph-rsid="0009261f"/>
    </style:style>
    <style:style style:name="P3" style:family="paragraph" style:parent-style-name="Standard">
      <style:text-properties officeooo:rsid="000b8680" officeooo:paragraph-rsid="000b8680"/>
    </style:style>
    <style:style style:name="P4" style:family="paragraph" style:parent-style-name="Standard">
      <style:text-properties officeooo:rsid="0009261f" officeooo:paragraph-rsid="0009261f"/>
    </style:style>
    <style:style style:name="P5" style:family="paragraph" style:parent-style-name="Standard">
      <style:text-properties officeooo:rsid="000fb1ca" officeooo:paragraph-rsid="000fb1ca"/>
    </style:style>
    <style:style style:name="T1" style:family="text">
      <style:text-properties officeooo:rsid="0008ef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-introduction</text:p>
      <text:p text:style-name="P1"/>
      <text:p text:style-name="Standard"/>
      <text:p text:style-name="P3">#GitLab is a place to store your repository, code.</text:p>
      <text:p text:style-name="Standard"/>
      <text:p text:style-name="Standard"><text:span text:style-name="T1">#</text:span>GitHub is a code hosting platform for version control and collaboration. It lets you and others work together on projects from anywhere.</text:p>
      <text:p text:style-name="P2">#Installing and Configuring Git</text:p>
      <text:p text:style-name="P2"><text:s text:c="2"/>1-sudo apt-get update </text:p>
      <text:p text:style-name="P2"><text:s text:c="2"/>2-sudo apt-get upgrade</text:p>
      <text:p text:style-name="P2"><text:s text:c="2"/>3-sudo apt-get install git</text:p>
      <text:p text:style-name="P2"><text:s text:c="2"/>4-git config --global user.name "<text:a xlink:type="simple" xlink:href="mailto:abhi@123" text:style-name="Internet_20_link" text:visited-style-name="Visited_20_Internet_20_Link">abhi@123</text:a>"</text:p>
      <text:p text:style-name="P2"><text:s text:c="2"/>5-git config --global user.email "<text:a xlink:type="simple" xlink:href="mailto:abhisheksingh671997@gmail.com" text:style-name="Internet_20_link" text:visited-style-name="Visited_20_Internet_20_Link">abhisheksingh671997@gmail.com</text:a>"</text:p>
      <text:p text:style-name="P2"><text:s text:c="2"/>6-</text:p>
      <text:p text:style-name="P2"><text:s text:c="2"/>7-</text:p>
      <text:p text:style-name="P2"><text:s text:c="2"/>8-</text:p>
      <text:p text:style-name="P2"><text:s text:c="2"/>9-</text:p>
      <text:p text:style-name="P2">10-</text:p>
      <text:p text:style-name="P2"/>
      <text:p text:style-name="P2"/>
      <text:p text:style-name="P2"/>
      <text:p text:style-name="P2"/>
      <text:p text:style-name="P5">abhishek@abhishek-Vostro-2520:~$ sudo apt-get update</text:p>
      <text:p text:style-name="P5">[sudo] password for abhishek: </text:p>
      <text:p text:style-name="P5">Ign:1 http://repo.mongodb.org/apt/ubuntu xenial/mongodb-org/3.2 InRelease</text:p>
      <text:p text:style-name="P5">Get:2 http://repo.mongodb.org/apt/ubuntu xenial/mongodb-org/3.2 Release [3,462 B]</text:p>
      <text:p text:style-name="P5">Hit:3 http://archive.ubuntu.com/ubuntu xenial InRelease <text:s text:c="23"/></text:p>
      <text:p text:style-name="P5">Get:4 http://repo.mongodb.org/apt/ubuntu xenial/mongodb-org/3.2 Release.gpg [801 B]</text:p>
      <text:p text:style-name="P5">Get:5 http://archive.canonical.com/ubuntu xenial InRelease [11.5 kB] <text:s text:c="10"/></text:p>
      <text:p text:style-name="P5">Hit:6 http://ppa.launchpad.net/atareao/telegram/ubuntu xenial InRelease <text:s text:c="7"/></text:p>
      <text:p text:style-name="P5">Ign:7 http://pkg.jenkins.io/debian-stable binary/ InRelease <text:s text:c="19"/></text:p>
      <text:p text:style-name="P5">Get:8 http://pkg.jenkins.io/debian-stable binary/ Release [2,042 B] <text:s text:c="11"/></text:p>
      <text:p text:style-name="P5">Hit:9 http://ppa.launchpad.net/jonathonf/python-3.6/ubuntu xenial InRelease <text:s text:c="3"/></text:p>
      <text:p text:style-name="P5">Get:10 http://apt.postgresql.org/pub/repos/apt xenial-pgdg InRelease [51.3 kB] </text:p>
      <text:p text:style-name="P5">Get:11 http://pkg.jenkins.io/debian-stable binary/ Release.gpg [181 B] <text:s text:c="8"/></text:p>
      <text:p text:style-name="P5">Ign:12 http://packages.elastic.co/kibana/4.5/debian stable InRelease <text:s text:c="10"/></text:p>
      <text:p text:style-name="P5">Get:13 http://repo.mongodb.org/apt/ubuntu xenial/mongodb-org/3.2/multiverse amd64 Packages [11.2 kB]</text:p>
      <text:p text:style-name="P5">Get:14 http://ppa.launchpad.net/maarten-fonville/android-studio/ubuntu xenial InRelease [17.6 kB]</text:p>
      <text:p text:style-name="P5">Get:15 http://archive.canonical.com/ubuntu xenial/partner amd64 Packages [3,128 B]</text:p>
      <text:p text:style-name="P5">Get:16 http://pkg.jenkins.io/debian-stable binary/ Packages [14.0 kB] <text:s text:c="9"/></text:p>
      <text:p text:style-name="P5">Get:17 http://ppa.launchpad.net/numix/ppa/ubuntu xenial InRelease [17.5 kB] <text:s text:c="3"/></text:p>
      <text:p text:style-name="P5">Get:18 http://apt.postgresql.org/pub/repos/apt xenial-pgdg/main amd64 Packages [110 kB]</text:p>
      <text:p text:style-name="P5">Get:19 https://download.sublimetext.com apt/stable/ InRelease [2,562 B] <text:s text:c="7"/></text:p>
      <text:p text:style-name="P5">Ign:20 https://pkg.jenkins.io/debian-stable binary/ InRelease <text:s text:c="17"/></text:p>
      <text:p text:style-name="P5">Ign:21 https://artifacts.elastic.co/packages/6.x/apt stable InRelease <text:s text:c="9"/></text:p>
      <text:p text:style-name="P5">Ign:22 http://packages.elastic.co/elasticsearch/2.x/debian stable InRelease <text:s text:c="3"/></text:p>
      <text:p text:style-name="P5">Hit:23 http://packages.elastic.co/kibana/4.5/debian stable Release <text:s text:c="12"/></text:p>
      <text:p text:style-name="P5">Hit:24 http://packages.elastic.co/elasticsearch/2.x/debian stable Release <text:s text:c="5"/></text:p>
      <text:p text:style-name="P5">Hit:25 http://ppa.launchpad.net/openjdk-r/ppa/ubuntu xenial InRelease <text:s text:c="9"/></text:p>
      <text:p text:style-name="P5">Get:27 https://artifacts.elastic.co/packages/6.x/apt stable Release [5,116 B] <text:s/></text:p>
      <text:p text:style-name="P5">Get:26 https://pkg.jenkins.io/debian-stable binary/ Release [2,042 B] <text:s text:c="9"/></text:p>
      <text:p text:style-name="P5"><text:soft-page-break/>Hit:29 http://ppa.launchpad.net/ubuntu-desktop/gnome-software/ubuntu xenial InRelease</text:p>
      <text:p text:style-name="P5">Get:31 https://artifacts.elastic.co/packages/6.x/apt stable Release.gpg [473 B]</text:p>
      <text:p text:style-name="P5">Get:32 https://pkg.jenkins.io/debian-stable binary/ Release.gpg [181 B] <text:s text:c="7"/></text:p>
      <text:p text:style-name="P5">Hit:33 http://ppa.launchpad.net/webupd8team/brackets/ubuntu xenial InRelease</text:p>
      <text:p text:style-name="P5">Hit:34 http://ppa.launchpad.net/webupd8team/java/ubuntu xenial InRelease <text:s text:c="6"/></text:p>
      <text:p text:style-name="P5">Get:36 https://artifacts.elastic.co/packages/6.x/apt stable/main amd64 Packages [37.9 kB]</text:p>
      <text:p text:style-name="P5">Hit:37 http://ppa.launchpad.net/webupd8team/sublime-text-3/ubuntu xenial InRelease</text:p>
      <text:p text:style-name="P5">Get:38 http://ppa.launchpad.net/maarten-fonville/android-studio/ubuntu xenial/main amd64 Packages [708 B]</text:p>
      <text:p text:style-name="P5">Get:39 http://ppa.launchpad.net/numix/ppa/ubuntu xenial/main amd64 Packages [3,020 B]</text:p>
      <text:p text:style-name="P5">Fetched 295 kB in 4s (69.7 kB/s) <text:s text:c="19"/></text:p>
      <text:p text:style-name="P5">Reading package lists... Done</text:p>
      <text:p text:style-name="P5">W: Target Packages (main/binary-amd64/Packages) is configured multiple times in /etc/apt/sources.list.d/pgdg.list:1 and /etc/apt/sources.list.d/pgdg.list:2</text:p>
      <text:p text:style-name="P5">W: Target Packages (main/binary-all/Packages) is configured multiple times in /etc/apt/sources.list.d/pgdg.list:1 and /etc/apt/sources.list.d/pgdg.list:2</text:p>
      <text:p text:style-name="P5">W: Target Translations (main/i18n/Translation-en_IN) is configured multiple times in /etc/apt/sources.list.d/pgdg.list:1 and /etc/apt/sources.list.d/pgdg.list:2</text:p>
      <text:p text:style-name="P5">W: Target Translations (main/i18n/Translation-en) is configured multiple times in /etc/apt/sources.list.d/pgdg.list:1 and /etc/apt/sources.list.d/pgdg.list:2</text:p>
      <text:p text:style-name="P5">W: Target DEP-11 (main/dep11/Components-amd64.yml) is configured multiple times in /etc/apt/sources.list.d/pgdg.list:1 and /etc/apt/sources.list.d/pgdg.list:2</text:p>
      <text:p text:style-name="P5">W: Target DEP-11-icons (main/dep11/icons-64x64.tar) is configured multiple times in /etc/apt/sources.list.d/pgdg.list:1 and /etc/apt/sources.list.d/pgdg.list:2</text:p>
      <text:p text:style-name="P5">W: http://packages.elastic.co/kibana/4.5/debian/dists/stable/Release.gpg: Signature by key 46095ACC8548582C1A2699A9D27D666CD88E42B4 uses weak digest algorithm (SHA1)</text:p>
      <text:p text:style-name="P5">E: Failed to stat /var/lib/apt/lists/partial/pkg.jenkins.io_debian-stable_binary_Release - pkgAcqTransactionItem::TransactionState-stat (2: No such file or directory)</text:p>
      <text:p text:style-name="P5">E: Failed to stat /var/lib/apt/lists/partial/pkg.jenkins.io_debian-stable_binary_Release.gpg - pkgAcqTransactionItem::TransactionState-stat (2: No such file or directory)</text:p>
      <text:p text:style-name="P5">E: Failed to stat /var/lib/apt/lists/partial/pkg.jenkins.io_debian-stable_binary_Packages - pkgAcqTransactionItem::TransactionState-stat (2: No such file or directory)</text:p>
      <text:p text:style-name="P5">W: Target Packages (main/binary-amd64/Packages) is configured multiple times in /etc/apt/sources.list.d/pgdg.list:1 and /etc/apt/sources.list.d/pgdg.list:2</text:p>
      <text:p text:style-name="P5">W: Target Packages (main/binary-all/Packages) is configured multiple times in /etc/apt/sources.list.d/pgdg.list:1 and /etc/apt/sources.list.d/pgdg.list:2</text:p>
      <text:p text:style-name="P5">W: Target Translations (main/i18n/Translation-en_IN) is configured multiple times in /etc/apt/sources.list.d/pgdg.list:1 and /etc/apt/sources.list.d/pgdg.list:2</text:p>
      <text:p text:style-name="P5">W: Target Translations (main/i18n/Translation-en) is configured multiple times in /etc/apt/sources.list.d/pgdg.list:1 and /etc/apt/sources.list.d/pgdg.list:2</text:p>
      <text:p text:style-name="P5">W: Target DEP-11 (main/dep11/Components-amd64.yml) is configured multiple times in /etc/apt/sources.list.d/pgdg.list:1 and /etc/apt/sources.list.d/pgdg.list:2</text:p>
      <text:p text:style-name="P5">W: Target DEP-11-icons (main/dep11/icons-64x64.tar) is configured multiple times in /etc/apt/sources.list.d/pgdg.list:1 and /etc/apt/sources.list.d/pgdg.list:2</text:p>
      <text:p text:style-name="P5">W: Duplicate sources.list entry http://pkg.jenkins.io/debian-stable binary/ Release</text:p>
      <text:p text:style-name="P5">abhishek@abhishek-Vostro-2520:~$ sudo apt-get upgrade</text:p>
      <text:p text:style-name="P5">Reading package lists... Done</text:p>
      <text:p text:style-name="P5">Building dependency tree <text:s text:c="6"/></text:p>
      <text:p text:style-name="P5">Reading state information... Done</text:p>
      <text:p text:style-name="P5">Calculating upgrade... Done</text:p>
      <text:p text:style-name="P5">The following packages have been kept back:</text:p>
      <text:p text:style-name="P5"><text:s text:c="2"/>postgresql postgresql-contrib</text:p>
      <text:p text:style-name="P5"><text:soft-page-break/>The following packages will be upgraded:</text:p>
      <text:p text:style-name="P5"><text:s text:c="2"/>adobe-flash-properties-gtk adobe-flashplugin elasticsearch kibana libpq5</text:p>
      <text:p text:style-name="P5"><text:s text:c="2"/>libpython3.6-minimal libpython3.6-stdlib numix-icon-theme</text:p>
      <text:p text:style-name="P5"><text:s text:c="2"/>oracle-java8-installer oracle-java8-set-default pgdg-keyring postgresql-10</text:p>
      <text:p text:style-name="P5"><text:s text:c="2"/>postgresql-9.5 postgresql-client-10 postgresql-client-9.5</text:p>
      <text:p text:style-name="P5"><text:s text:c="2"/>postgresql-client-common postgresql-common postgresql-contrib-9.5 python3.6</text:p>
      <text:p text:style-name="P5"><text:s text:c="2"/>python3.6-minimal telegram</text:p>
      <text:p text:style-name="P5">21 upgraded, 0 newly installed, 0 to remove and 2 not upgraded.</text:p>
      <text:p text:style-name="P5">Need to get 386 MB of archives.</text:p>
      <text:p text:style-name="P5">After this operation, 77.5 MB of additional disk space will be used.</text:p>
      <text:p text:style-name="P5">Do you want to continue? [Y/n] y</text:p>
      <text:p text:style-name="P5">Get:1 http://archive.canonical.com/ubuntu xenial/partner amd64 adobe-flash-properties-gtk amd64 1:20190108.1-0ubuntu0.16.04.1 [143 kB]</text:p>
      <text:p text:style-name="P5">Get:2 http://ppa.launchpad.net/webupd8team/java/ubuntu xenial/main amd64 oracle-java8-installer all 8u191-1~webupd8~1 [33.1 kB]</text:p>
      <text:p text:style-name="P5">Get:3 http://apt.postgresql.org/pub/repos/apt xenial-pgdg/main amd64 libpq5 amd64 11.1-1.pgdg16.04+1 [164 kB]</text:p>
      <text:p text:style-name="P5">Get:4 http://ppa.launchpad.net/webupd8team/java/ubuntu xenial/main amd64 oracle-java8-set-default all 8u191-1~webupd8~1 [6,968 B]</text:p>
      <text:p text:style-name="P5">Get:5 http://ppa.launchpad.net/jonathonf/python-3.6/ubuntu xenial/main amd64 python3.6 amd64 3.6.7-1~16.04.york3 [241 kB]</text:p>
      <text:p text:style-name="P5">Get:6 http://archive.canonical.com/ubuntu xenial/partner amd64 adobe-flashplugin amd64 1:20190108.1-0ubuntu0.16.04.1 [9,774 kB]</text:p>
      <text:p text:style-name="P5">Get:7 http://apt.postgresql.org/pub/repos/apt xenial-pgdg/main amd64 pgdg-keyring all 2018.2 [10.7 kB]</text:p>
      <text:p text:style-name="P5">Get:8 http://apt.postgresql.org/pub/repos/apt xenial-pgdg/main amd64 postgresql-common all 197.pgdg16.04+1 [223 kB]</text:p>
      <text:p text:style-name="P5">Get:9 https://artifacts.elastic.co/packages/6.x/apt stable/main amd64 elasticsearch all 6.5.4 [113 MB]</text:p>
      <text:p text:style-name="P5">Get:10 http://ppa.launchpad.net/jonathonf/python-3.6/ubuntu xenial/main amd64 libpython3.6-stdlib amd64 3.6.7-1~16.04.york3 [1,969 kB]</text:p>
      <text:p text:style-name="P5">Get:11 http://apt.postgresql.org/pub/repos/apt xenial-pgdg/main amd64 postgresql-client-common all 197.pgdg16.04+1 [83.5 kB]</text:p>
      <text:p text:style-name="P5">Get:12 http://apt.postgresql.org/pub/repos/apt xenial-pgdg/main amd64 postgresql-client-10 amd64 10.6-1.pgdg16.04+1 [1,345 kB]</text:p>
      <text:p text:style-name="P5">Get:13 http://apt.postgresql.org/pub/repos/apt xenial-pgdg/main amd64 postgresql-10 amd64 10.6-1.pgdg16.04+1 [4,930 kB]</text:p>
      <text:p text:style-name="P5">Get:14 http://ppa.launchpad.net/jonathonf/python-3.6/ubuntu xenial/main amd64 python3.6-minimal amd64 3.6.7-1~16.04.york3 [1,687 kB]</text:p>
      <text:p text:style-name="P5">Get:15 http://apt.postgresql.org/pub/repos/apt xenial-pgdg/main amd64 postgresql-contrib-9.5 amd64 9.5.15-1.pgdg16.04+1 [456 kB]</text:p>
      <text:p text:style-name="P5">Get:16 http://ppa.launchpad.net/jonathonf/python-3.6/ubuntu xenial/main amd64 libpython3.6-minimal amd64 3.6.7-1~16.04.york3 [577 kB]</text:p>
      <text:p text:style-name="P5">Get:17 http://apt.postgresql.org/pub/repos/apt xenial-pgdg/main amd64 postgresql-client-9.5 amd64 9.5.15-1.pgdg16.04+1 [1,194 kB]</text:p>
      <text:p text:style-name="P5">Get:18 http://apt.postgresql.org/pub/repos/apt xenial-pgdg/main amd64 postgresql-9.5 amd64 9.5.15-1.pgdg16.04+1 [3,972 kB]</text:p>
      <text:p text:style-name="P5">Get:19 http://ppa.launchpad.net/atareao/telegram/ubuntu xenial/main amd64 telegram amd64 1.4-0ubuntu1 [34.9 MB]</text:p>
      <text:p text:style-name="P5">Get:20 http://ppa.launchpad.net/numix/ppa/ubuntu xenial/main amd64 numix-icon-theme all 0.3+936~201901061547~ubuntu16.04.1 [2,177 kB]</text:p>
      <text:p text:style-name="P5">Get:21 https://artifacts.elastic.co/packages/6.x/apt stable/main amd64 kibana amd64 6.5.4 [208 MB]</text:p>
      <text:p text:style-name="P5"><text:soft-page-break/>Fetched 386 MB in 8min 53s (722 kB/s) <text:s text:c="41"/></text:p>
      <text:p text:style-name="P5">Preconfiguring packages ...</text:p>
      <text:p text:style-name="P5">/tmp/oracle-java8-installer.config.EtbvHo: 17: /tmp/oracle-java8-installer.config.EtbvHo: dpkg: not found</text:p>
      <text:p text:style-name="P5">oracle-java8-installer failed to preconfigure, with exit status 128</text:p>
      <text:p text:style-name="P5">/tmp/postgresql-common.config.48re9G: line 37: dpkg: command not found</text:p>
      <text:p text:style-name="P5">/tmp/postgresql-common.config.48re9G: line 37: dpkg: command not found</text:p>
      <text:p text:style-name="P5">/tmp/postgresql-common.config.48re9G: line 37: dpkg: command not found</text:p>
      <text:p text:style-name="P5">/tmp/postgresql-common.config.48re9G: line 37: dpkg: command not found</text:p>
      <text:p text:style-name="P5">/tmp/postgresql-common.config.48re9G: line 37: dpkg: command not found</text:p>
      <text:p text:style-name="P5">/tmp/postgresql-common.config.48re9G: line 37: dpkg: command not found</text:p>
      <text:p text:style-name="P5">/tmp/postgresql-common.config.48re9G: line 37: dpkg: command not found</text:p>
      <text:p text:style-name="P5">/tmp/postgresql-common.config.48re9G: line 37: dpkg: command not found</text:p>
      <text:p text:style-name="P5">/tmp/postgresql-common.config.48re9G: line 37: dpkg: command not found</text:p>
      <text:p text:style-name="P5">/tmp/postgresql-common.config.48re9G: line 37: dpkg: command not found</text:p>
      <text:p text:style-name="P5">Could not exec dpkg!</text:p>
      <text:p text:style-name="P5">E: Sub-process /usr/bin/dpkg returned an error code (100)</text:p>
      <text:p text:style-name="P5">abhishek@abhishek-Vostro-2520:~$ git</text:p>
      <text:p text:style-name="P5">usage: git [--version] [--help] [-C &lt;path&gt;] [-c name=value]</text:p>
      <text:p text:style-name="P5"><text:s text:c="11"/>[--exec-path[=&lt;path&gt;]] [--html-path] [--man-path] [--info-path]</text:p>
      <text:p text:style-name="P5"><text:s text:c="11"/>[-p | --paginate | --no-pager] [--no-replace-objects] [--bare]</text:p>
      <text:p text:style-name="P5"><text:s text:c="11"/>[--git-dir=&lt;path&gt;] [--work-tree=&lt;path&gt;] [--namespace=&lt;name&gt;]</text:p>
      <text:p text:style-name="P5"><text:s text:c="11"/>&lt;command&gt; [&lt;args&gt;]</text:p>
      <text:p text:style-name="P5"/>
      <text:p text:style-name="P5">These are common Git commands used in various situations:</text:p>
      <text:p text:style-name="P5"/>
      <text:p text:style-name="P5">start a working area (see also: git help tutorial)</text:p>
      <text:p text:style-name="P5"><text:s text:c="3"/>clone <text:s text:c="5"/>Clone a repository into a new directory</text:p>
      <text:p text:style-name="P5"><text:s text:c="3"/>init <text:s text:c="6"/>Create an empty Git repository or reinitialize an existing one</text:p>
      <text:p text:style-name="P5"/>
      <text:p text:style-name="P5">work on the current change (see also: git help everyday)</text:p>
      <text:p text:style-name="P5"><text:s text:c="3"/>add <text:s text:c="7"/>Add file contents to the index</text:p>
      <text:p text:style-name="P5"><text:s text:c="3"/>mv <text:s text:c="8"/>Move or rename a file, a directory, or a symlink</text:p>
      <text:p text:style-name="P5"><text:s text:c="3"/>reset <text:s text:c="5"/>Reset current HEAD to the specified state</text:p>
      <text:p text:style-name="P5"><text:s text:c="3"/>rm <text:s text:c="8"/>Remove files from the working tree and from the index</text:p>
      <text:p text:style-name="P5"/>
      <text:p text:style-name="P5">examine the history and state (see also: git help revisions)</text:p>
      <text:p text:style-name="P5"><text:s text:c="3"/>bisect <text:s text:c="4"/>Use binary search to find the commit that introduced a bug</text:p>
      <text:p text:style-name="P5"><text:s text:c="3"/>grep <text:s text:c="6"/>Print lines matching a pattern</text:p>
      <text:p text:style-name="P5"><text:s text:c="3"/>log <text:s text:c="7"/>Show commit logs</text:p>
      <text:p text:style-name="P5"><text:s text:c="3"/>show <text:s text:c="6"/>Show various types of objects</text:p>
      <text:p text:style-name="P5"><text:s text:c="3"/>status <text:s text:c="4"/>Show the working tree status</text:p>
      <text:p text:style-name="P5"/>
      <text:p text:style-name="P5">grow, mark and tweak your common history</text:p>
      <text:p text:style-name="P5"><text:s text:c="3"/>branch <text:s text:c="4"/>List, create, or delete branches</text:p>
      <text:p text:style-name="P5"><text:s text:c="3"/>checkout <text:s text:c="2"/>Switch branches or restore working tree files</text:p>
      <text:p text:style-name="P5"><text:s text:c="3"/>commit <text:s text:c="4"/>Record changes to the repository</text:p>
      <text:p text:style-name="P5"><text:s text:c="3"/>diff <text:s text:c="6"/>Show changes between commits, commit and working tree, etc</text:p>
      <text:p text:style-name="P5"><text:s text:c="3"/>merge <text:s text:c="5"/>Join two or more development histories together</text:p>
      <text:p text:style-name="P5"><text:s text:c="3"/>rebase <text:s text:c="4"/>Forward-port local commits to the updated upstream head</text:p>
      <text:p text:style-name="P5"><text:s text:c="3"/>tag <text:s text:c="7"/>Create, list, delete or verify a tag object signed with GPG</text:p>
      <text:p text:style-name="P5"/>
      <text:p text:style-name="P5"><text:soft-page-break/>collaborate (see also: git help workflows)</text:p>
      <text:p text:style-name="P5"><text:s text:c="3"/>fetch <text:s text:c="5"/>Download objects and refs from another repository</text:p>
      <text:p text:style-name="P5"><text:s text:c="3"/>pull <text:s text:c="6"/>Fetch from and integrate with another repository or a local branch</text:p>
      <text:p text:style-name="P5"><text:s text:c="3"/>push <text:s text:c="6"/>Update remote refs along with associated objects</text:p>
      <text:p text:style-name="P5"/>
      <text:p text:style-name="P5">'git help -a' and 'git help -g' list available subcommands and some</text:p>
      <text:p text:style-name="P5">concept guides. See 'git help &lt;command&gt;' or 'git help &lt;concept&gt;'</text:p>
      <text:p text:style-name="P5">to read about a specific subcommand or concept.</text:p>
      <text:p text:style-name="P5">abhishek@abhishek-Vostro-2520:~$ git config user.name</text:p>
      <text:p text:style-name="P5">abhishek@abhishek-Vostro-2520:~$ git user.name</text:p>
      <text:p text:style-name="P5">git: 'user.name' is not a git command. See 'git --help'.</text:p>
      <text:p text:style-name="P5">abhishek@abhishek-Vostro-2520:~$ git --help</text:p>
      <text:p text:style-name="P5">usage: git [--version] [--help] [-C &lt;path&gt;] [-c name=value]</text:p>
      <text:p text:style-name="P5"><text:s text:c="11"/>[--exec-path[=&lt;path&gt;]] [--html-path] [--man-path] [--info-path]</text:p>
      <text:p text:style-name="P5"><text:s text:c="11"/>[-p | --paginate | --no-pager] [--no-replace-objects] [--bare]</text:p>
      <text:p text:style-name="P5"><text:s text:c="11"/>[--git-dir=&lt;path&gt;] [--work-tree=&lt;path&gt;] [--namespace=&lt;name&gt;]</text:p>
      <text:p text:style-name="P5"><text:s text:c="11"/>&lt;command&gt; [&lt;args&gt;]</text:p>
      <text:p text:style-name="P5"/>
      <text:p text:style-name="P5">These are common Git commands used in various situations:</text:p>
      <text:p text:style-name="P5"/>
      <text:p text:style-name="P5">start a working area (see also: git help tutorial)</text:p>
      <text:p text:style-name="P5"><text:s text:c="3"/>clone <text:s text:c="5"/>Clone a repository into a new directory</text:p>
      <text:p text:style-name="P5"><text:s text:c="3"/>init <text:s text:c="6"/>Create an empty Git repository or reinitialize an existing one</text:p>
      <text:p text:style-name="P5"/>
      <text:p text:style-name="P5">work on the current change (see also: git help everyday)</text:p>
      <text:p text:style-name="P5"><text:s text:c="3"/>add <text:s text:c="7"/>Add file contents to the index</text:p>
      <text:p text:style-name="P5"><text:s text:c="3"/>mv <text:s text:c="8"/>Move or rename a file, a directory, or a symlink</text:p>
      <text:p text:style-name="P5"><text:s text:c="3"/>reset <text:s text:c="5"/>Reset current HEAD to the specified state</text:p>
      <text:p text:style-name="P5"><text:s text:c="3"/>rm <text:s text:c="8"/>Remove files from the working tree and from the index</text:p>
      <text:p text:style-name="P5"/>
      <text:p text:style-name="P5">examine the history and state (see also: git help revisions)</text:p>
      <text:p text:style-name="P5"><text:s text:c="3"/>bisect <text:s text:c="4"/>Use binary search to find the commit that introduced a bug</text:p>
      <text:p text:style-name="P5"><text:s text:c="3"/>grep <text:s text:c="6"/>Print lines matching a pattern</text:p>
      <text:p text:style-name="P5"><text:s text:c="3"/>log <text:s text:c="7"/>Show commit logs</text:p>
      <text:p text:style-name="P5"><text:s text:c="3"/>show <text:s text:c="6"/>Show various types of objects</text:p>
      <text:p text:style-name="P5"><text:s text:c="3"/>status <text:s text:c="4"/>Show the working tree status</text:p>
      <text:p text:style-name="P5"/>
      <text:p text:style-name="P5">grow, mark and tweak your common history</text:p>
      <text:p text:style-name="P5"><text:s text:c="3"/>branch <text:s text:c="4"/>List, create, or delete branches</text:p>
      <text:p text:style-name="P5"><text:s text:c="3"/>checkout <text:s text:c="2"/>Switch branches or restore working tree files</text:p>
      <text:p text:style-name="P5"><text:s text:c="3"/>commit <text:s text:c="4"/>Record changes to the repository</text:p>
      <text:p text:style-name="P5"><text:s text:c="3"/>diff <text:s text:c="6"/>Show changes between commits, commit and working tree, etc</text:p>
      <text:p text:style-name="P5"><text:s text:c="3"/>merge <text:s text:c="5"/>Join two or more development histories together</text:p>
      <text:p text:style-name="P5"><text:s text:c="3"/>rebase <text:s text:c="4"/>Forward-port local commits to the updated upstream head</text:p>
      <text:p text:style-name="P5"><text:s text:c="3"/>tag <text:s text:c="7"/>Create, list, delete or verify a tag object signed with GPG</text:p>
      <text:p text:style-name="P5"/>
      <text:p text:style-name="P5">collaborate (see also: git help workflows)</text:p>
      <text:p text:style-name="P5"><text:s text:c="3"/>fetch <text:s text:c="5"/>Download objects and refs from another repository</text:p>
      <text:p text:style-name="P5"><text:s text:c="3"/>pull <text:s text:c="6"/>Fetch from and integrate with another repository or a local branch</text:p>
      <text:p text:style-name="P5"><text:s text:c="3"/>push <text:s text:c="6"/>Update remote refs along with associated objects</text:p>
      <text:p text:style-name="P5"/>
      <text:p text:style-name="P5">'git help -a' and 'git help -g' list available subcommands and some</text:p>
      <text:p text:style-name="P5"><text:soft-page-break/>concept guides. See 'git help &lt;command&gt;' or 'git help &lt;concept&gt;'</text:p>
      <text:p text:style-name="P5">to read about a specific subcommand or concept.</text:p>
      <text:p text:style-name="P5">abhishek@abhishek-Vostro-2520:~$ git --version</text:p>
      <text:p text:style-name="P5">git version 2.7.4</text:p>
      <text:p text:style-name="P5">abhishek@abhishek-Vostro-2520:~$ git config --global user.name "abhisheks"</text:p>
      <text:p text:style-name="P5">abhishek@abhishek-Vostro-2520:~$ git config --global user.email "abhisheksingh671997@gmail.com"</text:p>
      <text:p text:style-name="P5">abhishek@abhishek-Vostro-2520:~$ mkdir gitdir</text:p>
      <text:p text:style-name="P5">abhishek@abhishek-Vostro-2520:~$ cd gitdir/</text:p>
      <text:p text:style-name="P5">abhishek@abhishek-Vostro-2520:~/gitdir$ git init</text:p>
      <text:p text:style-name="P5"/>
      <text:p text:style-name="P5">Initialized empty Git repository in /home/abhishek/gitdir/.git/</text:p>
      <text:p text:style-name="P5">abhishek@abhishek-Vostro-2520:~/gitdir$ </text:p>
      <text:p text:style-name="P5">abhishek@abhishek-Vostro-2520:~/gitdir$ echo "Add contents to README"</text:p>
      <text:p text:style-name="P5">Add contents to README</text:p>
      <text:p text:style-name="P5">abhishek@abhishek-Vostro-2520:~/gitdir$ git status --s</text:p>
      <text:p text:style-name="P5">abhishek@abhishek-Vostro-2520:~/gitdir$ echo "Add contents to README"&gt; README</text:p>
      <text:p text:style-name="P5">abhishek@abhishek-Vostro-2520:~/gitdir$ git status --s</text:p>
      <text:p text:style-name="P5">?? README</text:p>
      <text:p text:style-name="P5">abhishek@abhishek-Vostro-2520:~/gitdir$ git add .</text:p>
      <text:p text:style-name="P5">abhishek@abhishek-Vostro-2520:~/gitdir$ git status -s</text:p>
      <text:p text:style-name="P5">A <text:s/>README</text:p>
      <text:p text:style-name="P5">abhishek@abhishek-Vostro-2520:~/gitdir$ git commit -m 'Initial commit'</text:p>
      <text:p text:style-name="P5">[master (root-commit) 00ce23b] Initial commit</text:p>
      <text:p text:style-name="P5"><text:s/>1 file changed, 1 insertion(+)</text:p>
      <text:p text:style-name="P5"><text:s/>create mode 100644 README</text:p>
      <text:p text:style-name="P5">abhishek@abhishek-Vostro-2520:~/gitdir$ git log</text:p>
      <text:p text:style-name="P5">commit 00ce23be49f087002072a38fe65171075242a536</text:p>
      <text:p text:style-name="P5">Author: abhisheks &lt;abhisheksingh671997@gmail.com&gt;</text:p>
      <text:p text:style-name="P5">Date: <text:s text:c="2"/>Sat Jan 12 00:44:03 2019 +0530</text:p>
      <text:p text:style-name="P5"/>
      <text:p text:style-name="P5"><text:s text:c="4"/>Initial commit</text:p>
      <text:p text:style-name="P5">abhishek@abhishek-Vostro-2520:~/gitdir$ git remote add origin master_test</text:p>
      <text:p text:style-name="P5">abhishek@abhishek-Vostro-2520:~/gitdir$ git push origin master_test</text:p>
      <text:p text:style-name="P5">error: src refspec master_test does not match any.</text:p>
      <text:p text:style-name="P5">error: failed to push some refs to 'master_test'</text:p>
      <text:p text:style-name="P5">abhishek@abhishek-Vostro-2520:~/gitdir$ git remote add origin master</text:p>
      <text:p text:style-name="P5">fatal: remote origin already exists.</text:p>
      <text:p text:style-name="P5">abhishek@abhishek-Vostro-2520:~/gitdir$ git push origin master_test</text:p>
      <text:p text:style-name="P5">error: src refspec master_test does not match any.</text:p>
      <text:p text:style-name="P5">error: failed to push some refs to 'master_test'</text:p>
      <text:p text:style-name="P5">abhishek@abhishek-Vostro-2520:~/gitdir$ git push origin master</text:p>
      <text:p text:style-name="P5">fatal: 'master_test' does not appear to be a git repository</text:p>
      <text:p text:style-name="P5">fatal: Could not read from remote repository.</text:p>
      <text:p text:style-name="P5"/>
      <text:p text:style-name="P5">Please make sure you have the correct access rights</text:p>
      <text:p text:style-name="P5">and the repository exists.</text:p>
      <text:p text:style-name="P5">abhishek@abhishek-Vostro-2520:~/gitdir$ git push origin master_test</text:p>
      <text:p text:style-name="P5">error: src refspec master_test does not match any.</text:p>
      <text:p text:style-name="P5">error: failed to push some refs to 'master_test'</text:p>
      <text:p text:style-name="P5">abhishek@abhishek-Vostro-2520:~/gitdir$ git branch</text:p>
      <text:p text:style-name="P5">* master</text:p>
      <text:p text:style-name="P5"><text:soft-page-break/>abhishek@abhishek-Vostro-2520:~/gitdir$ checkout master_test</text:p>
      <text:p text:style-name="P5">checkout: command not found</text:p>
      <text:p text:style-name="P5">abhishek@abhishek-Vostro-2520:~/gitdir$ git commit -m 'Initial commit'</text:p>
      <text:p text:style-name="P5">On branch master</text:p>
      <text:p text:style-name="P5">nothing to commit, working directory clean</text:p>
      <text:p text:style-name="P5">abhishek@abhishek-Vostro-2520:~/gitdir$ git branch</text:p>
      <text:p text:style-name="P5">* master</text:p>
      <text:p text:style-name="P5">abhishek@abhishek-Vostro-2520:~/gitdir$ git checkout master_test</text:p>
      <text:p text:style-name="P5">error: pathspec 'master_test' did not match any file(s) known to git.</text:p>
      <text:p text:style-name="P5">abhishek@abhishek-Vostro-2520:~/gitdir$ git pull</text:p>
      <text:p text:style-name="P5">fatal: 'master_test' does not appear to be a git repository</text:p>
      <text:p text:style-name="P5">fatal: Could not read from remote repository.</text:p>
      <text:p text:style-name="P5"/>
      <text:p text:style-name="P5">Please make sure you have the correct access rights</text:p>
      <text:p text:style-name="P5">and the repository exists.</text:p>
      <text:p text:style-name="P5">abhishek@abhishek-Vostro-2520:~/gitdir$ git remote add origin master_test</text:p>
      <text:p text:style-name="P5">fatal: remote origin already exists.</text:p>
      <text:p text:style-name="P5">abhishek@abhishek-Vostro-2520:~/gitdir$ git checkout master_test</text:p>
      <text:p text:style-name="P5">error: pathspec 'master_test' did not match any file(s) known to git.</text:p>
      <text:p text:style-name="P5">abhishek@abhishek-Vostro-2520:~/gitdir$ git init</text:p>
      <text:p text:style-name="P5">Reinitialized existing Git repository in /home/abhishek/gitdir/.git/</text:p>
      <text:p text:style-name="P5">abhishek@abhishek-Vostro-2520:~/gitdir$ vi A.txt</text:p>
      <text:p text:style-name="P5"/>
      <text:p text:style-name="P5">[1]+ <text:s/>Stopped <text:s text:c="16"/>vi A.txt</text:p>
      <text:p text:style-name="P5">abhishek@abhishek-Vostro-2520:~/gitdir$ vi A.txt</text:p>
      <text:p text:style-name="P5"/>
      <text:p text:style-name="P5">[2]+ <text:s/>Stopped <text:s text:c="16"/>vi A.txt</text:p>
      <text:p text:style-name="P5">abhishek@abhishek-Vostro-2520:~/gitdir$ git init</text:p>
      <text:p text:style-name="P5">Reinitialized existing Git repository in /home/abhishek/gitdir/.git/</text:p>
      <text:p text:style-name="P5">abhishek@abhishek-Vostro-2520:~/gitdir$ git add</text:p>
      <text:p text:style-name="P5">Nothing specified, nothing added.</text:p>
      <text:p text:style-name="P5">Maybe you wanted to say 'git add .'?</text:p>
      <text:p text:style-name="P5">abhishek@abhishek-Vostro-2520:~/gitdir$ git add .</text:p>
      <text:p text:style-name="P5">abhishek@abhishek-Vostro-2520:~/gitdir$ git commit -m "A.txt"</text:p>
      <text:p text:style-name="P5">[master 81a1537] A.txt</text:p>
      <text:p text:style-name="P5"><text:s/>2 files changed, 0 insertions(+), 0 deletions(-)</text:p>
      <text:p text:style-name="P5"><text:s/>create mode 100644 .A.txt.swo</text:p>
      <text:p text:style-name="P5"><text:s/>create mode 100644 .A.txt.swp</text:p>
      <text:p text:style-name="P5">abhishek@abhishek-Vostro-2520:~/gitdir$ git log</text:p>
      <text:p text:style-name="P5">commit 81a1537dfa6b0f690c9221bd544f03324c070c7a</text:p>
      <text:p text:style-name="P5">Author: abhisheks &lt;abhisheksingh671997@gmail.com&gt;</text:p>
      <text:p text:style-name="P5">Date: <text:s text:c="2"/>Sat Jan 12 01:12:14 2019 +0530</text:p>
      <text:p text:style-name="P5"/>
      <text:p text:style-name="P5"><text:s text:c="4"/>A.txt</text:p>
      <text:p text:style-name="P5"/>
      <text:p text:style-name="P5">commit 00ce23be49f087002072a38fe65171075242a536</text:p>
      <text:p text:style-name="P5">Author: abhisheks &lt;abhisheksingh671997@gmail.com&gt;</text:p>
      <text:p text:style-name="P5">Date: <text:s text:c="2"/>Sat Jan 12 00:44:03 2019 +0530</text:p>
      <text:p text:style-name="P5"/>
      <text:p text:style-name="P5"><text:s text:c="4"/>Initial commit</text:p>
      <text:p text:style-name="P5">abhishek@abhishek-Vostro-2520:~/gitdir$ git push origin master</text:p>
      <text:p text:style-name="P5">fatal: 'master_test' does not appear to be a git repository</text:p>
      <text:p text:style-name="P5"><text:soft-page-break/>fatal: Could not read from remote repository.</text:p>
      <text:p text:style-name="P5"/>
      <text:p text:style-name="P5">Please make sure you have the correct access rights</text:p>
      <text:p text:style-name="P5">and the repository exists.</text:p>
      <text:p text:style-name="P5">abhishek@abhishek-Vostro-2520:~/gitdir$ git user.name</text:p>
      <text:p text:style-name="P5">git: 'user.name' is not a git command. See 'git --help'.</text:p>
      <text:p text:style-name="P5">abhishek@abhishek-Vostro-2520:~/gitdir$ git cpnfig user.name</text:p>
      <text:p text:style-name="P5">git: 'cpnfig' is not a git command. See 'git --help'.</text:p>
      <text:p text:style-name="P5"/>
      <text:p text:style-name="P5">Did you mean this?</text:p>
      <text:p text:style-name="P5"><text:tab/>config</text:p>
      <text:p text:style-name="P5">abhishek@abhishek-Vostro-2520:~/gitdir$ git config user.name</text:p>
      <text:p text:style-name="P5">abhisheks</text:p>
      <text:p text:style-name="P5">abhishek@abhishek-Vostro-2520:~/gitdir$ git config user.email</text:p>
      <text:p text:style-name="P5">abhisheksingh671997@gmail.com</text:p>
      <text:p text:style-name="P5">abhishek@abhishek-Vostro-2520:~/gitdir$ git push origin master </text:p>
      <text:p text:style-name="P5">fatal: 'master_test' does not appear to be a git repository</text:p>
      <text:p text:style-name="P5">fatal: Could not read from remote repository.</text:p>
      <text:p text:style-name="P5"/>
      <text:p text:style-name="P5">Please make sure you have the correct access rights</text:p>
      <text:p text:style-name="P5">and the repository exists.</text:p>
      <text:p text:style-name="P5">abhishek@abhishek-Vostro-2520:~/gitdir$ git remote add origin master</text:p>
      <text:p text:style-name="P5">fatal: remote origin already exists.</text:p>
      <text:p text:style-name="P5">abhishek@abhishek-Vostro-2520:~/gitdir$ git push origin master </text:p>
      <text:p text:style-name="P5">fatal: 'master_test' does not appear to be a git repository</text:p>
      <text:p text:style-name="P5">fatal: Could not read from remote repository.</text:p>
      <text:p text:style-name="P5"/>
      <text:p text:style-name="P5">Please make sure you have the correct access rights</text:p>
      <text:p text:style-name="P5">and the repository exists.</text:p>
      <text:p text:style-name="P5">abhishek@abhishek-Vostro-2520:~/gitdir$ git push origin master </text:p>
      <text:p text:style-name="P5">fatal: 'master_test' does not appear to be a git repository</text:p>
      <text:p text:style-name="P5">fatal: Could not read from remote repository.</text:p>
      <text:p text:style-name="P5"/>
      <text:p text:style-name="P5">Please make sure you have the correct access rights</text:p>
      <text:p text:style-name="P5">and the repository exists.</text:p>
      <text:p text:style-name="P5">abhishek@abhishek-Vostro-2520:~/gitdir$ pwd</text:p>
      <text:p text:style-name="P5">/home/abhishek/gitdir</text:p>
      <text:p text:style-name="P5">abhishek@abhishek-Vostro-2520:~/gitdir$ ssh-copy-id -i ~/.ssh/id_rsa abhisheksingh671997@gmail.com</text:p>
      <text:p text:style-name="P5">/usr/bin/ssh-copy-id: INFO: Source of key(s) to be installed: "/home/abhishek/.ssh/id_rsa.pub"</text:p>
      <text:p text:style-name="P5">koitohogaapna@777</text:p>
      <text:p text:style-name="P5">^Z</text:p>
      <text:p text:style-name="P5">[3]+ <text:s/>Stopped <text:s text:c="16"/>ssh-copy-id -i ~/.ssh/id_rsa abhisheksingh671997@gmail.com</text:p>
      <text:p text:style-name="P5">abhishek@abhishek-Vostro-2520:~/gitdir$ ssh-copy-id -i ~/.ssh/id_rsa abhisheksingh671997@gmail.com</text:p>
      <text:p text:style-name="P5">/usr/bin/ssh-copy-id: INFO: Source of key(s) to be installed: "/home/abhishek/.ssh/id_rsa.pub"</text:p>
      <text:p text:style-name="P5">^Z</text:p>
      <text:p text:style-name="P5">[4]+ <text:s/>Stopped <text:s text:c="16"/>ssh-copy-id -i ~/.ssh/id_rsa abhisheksingh671997@gmail.com</text:p>
      <text:p text:style-name="P5">abhishek@abhishek-Vostro-2520:~/gitdir$ git push -u <text:s/>origin master </text:p>
      <text:p text:style-name="P5">fatal: 'master_test' does not appear to be a git repository</text:p>
      <text:p text:style-name="P5">fatal: Could not read from remote repository.</text:p>
      <text:p text:style-name="P5"/>
      <text:p text:style-name="P5"><text:soft-page-break/>Please make sure you have the correct access rights</text:p>
      <text:p text:style-name="P5">and the repository exists.</text:p>
      <text:p text:style-name="P5">abhishek@abhishek-Vostro-2520:~/gitdir$ git init</text:p>
      <text:p text:style-name="P5">Reinitialized existing Git repository in /home/abhishek/gitdir/.git/</text:p>
      <text:p text:style-name="P5">abhishek@abhishek-Vostro-2520:~/gitdir$ git add README.md</text:p>
      <text:p text:style-name="P5">fatal: pathspec 'README.md' did not match any files</text:p>
      <text:p text:style-name="P5">abhishek@abhishek-Vostro-2520:~/gitdir$ ci README.md</text:p>
      <text:p text:style-name="P5">The program 'ci' is currently not installed. You can install it by typing:</text:p>
      <text:p text:style-name="P5">sudo apt install rcs</text:p>
      <text:p text:style-name="P5">abhishek@abhishek-Vostro-2520:~/gitdir$ nano A.txt</text:p>
      <text:p text:style-name="P5">abhishek@abhishek-Vostro-2520:~/gitdir$ nano A.txt</text:p>
      <text:p text:style-name="P5">abhishek@abhishek-Vostro-2520:~/gitdir$ git add A.txt</text:p>
      <text:p text:style-name="P5">abhishek@abhishek-Vostro-2520:~/gitdir$ git commit -m "git"</text:p>
      <text:p text:style-name="P5">[master ed093eb] git</text:p>
      <text:p text:style-name="P5"><text:s/>1 file changed, 1 insertion(+)</text:p>
      <text:p text:style-name="P5"><text:s/>create mode 100644 A.txt</text:p>
      <text:p text:style-name="P5">abhishek@abhishek-Vostro-2520:~/gitdir$ git push -u origin master</text:p>
      <text:p text:style-name="P5">fatal: 'master_test' does not appear to be a git repository</text:p>
      <text:p text:style-name="P5">fatal: Could not read from remote repository.</text:p>
      <text:p text:style-name="P5"/>
      <text:p text:style-name="P5">Please make sure you have the correct access rights</text:p>
      <text:p text:style-name="P5">and the repository exists.</text:p>
      <text:p text:style-name="P5">abhishek@abhishek-Vostro-2520:~/gitdir$ git remote remove origin</text:p>
      <text:p text:style-name="P5">abhishek@abhishek-Vostro-2520:~/gitdir$ git remote add origin https://github.com/abhhisheks/hello_world</text:p>
      <text:p text:style-name="P5">abhishek@abhishek-Vostro-2520:~/gitdir$ git push -u origin master</text:p>
      <text:p text:style-name="P5">Username for 'https://github.com': abhisheks</text:p>
      <text:p text:style-name="P5">Password for 'https://abhisheks@github.com': </text:p>
      <text:p text:style-name="P5">remote: Invalid username or password.</text:p>
      <text:p text:style-name="P5">fatal: Authentication failed for 'https://github.com/abhhisheks/hello_world/'</text:p>
      <text:p text:style-name="P5">abhishek@abhishek-Vostro-2520:~/gitdir$ git push -u origin master</text:p>
      <text:p text:style-name="P5">Username for 'https://github.com': abhisheks</text:p>
      <text:p text:style-name="P5">Password for 'https://abhisheks@github.com': </text:p>
      <text:p text:style-name="P5">remote: Invalid username or password.</text:p>
      <text:p text:style-name="P5">fatal: Authentication failed for 'https://github.com/abhhisheks/hello_world/'</text:p>
      <text:p text:style-name="P5">abhishek@abhishek-Vostro-2520:~/gitdir$ git push -u origin master</text:p>
      <text:p text:style-name="P5">Username for 'https://github.com': abhisheks</text:p>
      <text:p text:style-name="P5">Password for 'https://abhisheks@github.com': </text:p>
      <text:p text:style-name="P5">remote: Invalid username or password.</text:p>
      <text:p text:style-name="P5">fatal: Authentication failed for 'https://github.com/abhhisheks/hello_world/'</text:p>
      <text:p text:style-name="P5">abhishek@abhishek-Vostro-2520:~/gitdir$ git push -u origin master</text:p>
      <text:p text:style-name="P5">Username for 'https://github.com': abhisheks</text:p>
      <text:p text:style-name="P5">Password for 'https://abhisheks@github.com': </text:p>
      <text:p text:style-name="P5">remote: Invalid username or password.</text:p>
      <text:p text:style-name="P5">fatal: Authentication failed for 'https://github.com/abhhisheks/hello_world/'</text:p>
      <text:p text:style-name="P5">abhishek@abhishek-Vostro-2520:~/gitdir$ git push -u origin master</text:p>
      <text:p text:style-name="P5">Username for 'https://github.com': abhisheks</text:p>
      <text:p text:style-name="P5">Password for 'https://abhisheks@github.com': </text:p>
      <text:p text:style-name="P5">remote: Invalid username or password.</text:p>
      <text:p text:style-name="P5">fatal: Authentication failed for 'https://github.com/abhhisheks/hello_world/'</text:p>
      <text:p text:style-name="P5">abhishek@abhishek-Vostro-2520:~/gitdir$ git remote -vv</text:p>
      <text:p text:style-name="P5">origin<text:tab/>https://github.com/abhhisheks/hello_world (fetch)</text:p>
      <text:p text:style-name="P5"><text:soft-page-break/>origin<text:tab/>https://github.com/abhhisheks/hello_world (push)</text:p>
      <text:p text:style-name="P5">abhishek@abhishek-Vostro-2520:~/gitdir$ git push -u origin master</text:p>
      <text:p text:style-name="P5">Username for 'https://github.com': abhisheksingh671997@gmail.com</text:p>
      <text:p text:style-name="P5">Password for 'https://abhisheksingh671997@gmail.com@github.com': </text:p>
      <text:p text:style-name="P5">To https://github.com/abhhisheks/hello_world</text:p>
      <text:p text:style-name="P5"><text:s/>! [rejected] <text:s text:c="7"/>master -&gt; master (fetch first)</text:p>
      <text:p text:style-name="P5">error: failed to push some refs to 'https://github.com/abhhisheks/hello_world'</text:p>
      <text:p text:style-name="P5">hint: Updates were rejected because the remote contains work that you do</text:p>
      <text:p text:style-name="P5">hint: not have locally. This is usually caused by another repository pushing</text:p>
      <text:p text:style-name="P5">hint: to the same ref. You may want to first integrate the remote changes</text:p>
      <text:p text:style-name="P5">hint: (e.g., 'git pull ...') before pushing again.</text:p>
      <text:p text:style-name="P5">hint: See the 'Note about fast-forwards' in 'git push --help' for details.</text:p>
      <text:p text:style-name="P5">abhishek@abhishek-Vostro-2520:~/gitdir$ git pull ...</text:p>
      <text:p text:style-name="P5">fatal: '...' does not appear to be a git repository</text:p>
      <text:p text:style-name="P5">fatal: Could not read from remote repository.</text:p>
      <text:p text:style-name="P5"/>
      <text:p text:style-name="P5">Please make sure you have the correct access rights</text:p>
      <text:p text:style-name="P5">and the repository exists.</text:p>
      <text:p text:style-name="P5">abhishek@abhishek-Vostro-2520:~/gitdir$ git pull </text:p>
      <text:p text:style-name="P5">warning: no common commits</text:p>
      <text:p text:style-name="P5">remote: Enumerating objects: 3, done.</text:p>
      <text:p text:style-name="P5">remote: Counting objects: 100% (3/3), done.</text:p>
      <text:p text:style-name="P5">remote: Total 3 (delta 0), reused 0 (delta 0), pack-reused 0</text:p>
      <text:p text:style-name="P5">Unpacking objects: 100% (3/3), done.</text:p>
      <text:p text:style-name="P5">From https://github.com/abhhisheks/hello_world</text:p>
      <text:p text:style-name="P5"><text:s/>* [new branch] <text:s text:c="5"/>master <text:s text:c="4"/>-&gt; origin/master</text:p>
      <text:p text:style-name="P5"><text:s/>* [new branch] <text:s text:c="5"/>master_test -&gt; origin/master_test</text:p>
      <text:p text:style-name="P5">There is no tracking information for the current branch.</text:p>
      <text:p text:style-name="P5">Please specify which branch you want to merge with.</text:p>
      <text:p text:style-name="P5">See git-pull(1) for details.</text:p>
      <text:p text:style-name="P5"/>
      <text:p text:style-name="P5"><text:s text:c="4"/>git pull &lt;remote&gt; &lt;branch&gt;</text:p>
      <text:p text:style-name="P5"/>
      <text:p text:style-name="P5">If you wish to set tracking information for this branch you can do so with:</text:p>
      <text:p text:style-name="P5"/>
      <text:p text:style-name="P5"><text:s text:c="4"/>git branch --set-upstream-to=origin/&lt;branch&gt; master</text:p>
      <text:p text:style-name="P5"/>
      <text:p text:style-name="P5">abhishek@abhishek-Vostro-2520:~/gitdir$ git push -u origin master</text:p>
      <text:p text:style-name="P5">Username for 'https://github.com': abhisheksingh671997@gmail.com</text:p>
      <text:p text:style-name="P5">Password for 'https://abhisheksingh671997@gmail.com@github.com': </text:p>
      <text:p text:style-name="P5">To https://github.com/abhhisheks/hello_world</text:p>
      <text:p text:style-name="P5"><text:s/>! [rejected] <text:s text:c="7"/>master -&gt; master (non-fast-forward)</text:p>
      <text:p text:style-name="P5">error: failed to push some refs to 'https://github.com/abhhisheks/hello_world'</text:p>
      <text:p text:style-name="P5">hint: Updates were rejected because the tip of your current branch is behind</text:p>
      <text:p text:style-name="P5">hint: its remote counterpart. Integrate the remote changes (e.g.</text:p>
      <text:p text:style-name="P5">hint: 'git pull ...') before pushing again.</text:p>
      <text:p text:style-name="P5">hint: See the 'Note about fast-forwards' in 'git push --help' for details.</text:p>
      <text:p text:style-name="P5">abhishek@abhishek-Vostro-2520:~/gitdir$ git add </text:p>
      <text:p text:style-name="P5">Nothing specified, nothing added.</text:p>
      <text:p text:style-name="P5">Maybe you wanted to say 'git add .'?</text:p>
      <text:p text:style-name="P5">abhishek@abhishek-Vostro-2520:~/gitdir$ git add .</text:p>
      <text:p text:style-name="P5">abhishek@abhishek-Vostro-2520:~/gitdir$ git commit -m "After pull"</text:p>
      <text:p text:style-name="P5"><text:soft-page-break/>[master a5b925c] After pull</text:p>
      <text:p text:style-name="P5"><text:s/>1 file changed, 0 insertions(+), 0 deletions(-)</text:p>
      <text:p text:style-name="P5"><text:s/>delete mode 100644 .A.txt.swp</text:p>
      <text:p text:style-name="P5">abhishek@abhishek-Vostro-2520:~/gitdir$ git push -u origin master</text:p>
      <text:p text:style-name="P5">Username for 'https://github.com': abhisheksingh671997@gmail.com</text:p>
      <text:p text:style-name="P5">Password for 'https://abhisheksingh671997@gmail.com@github.com': </text:p>
      <text:p text:style-name="P5">To https://github.com/abhhisheks/hello_world</text:p>
      <text:p text:style-name="P5"><text:s/>! [rejected] <text:s text:c="7"/>master -&gt; master (non-fast-forward)</text:p>
      <text:p text:style-name="P5">error: failed to push some refs to 'https://github.com/abhhisheks/hello_world'</text:p>
      <text:p text:style-name="P5">hint: Updates were rejected because the tip of your current branch is behind</text:p>
      <text:p text:style-name="P5">hint: its remote counterpart. Integrate the remote changes (e.g.</text:p>
      <text:p text:style-name="P5">hint: 'git pull ...') before pushing again.</text:p>
      <text:p text:style-name="P5">hint: See the 'Note about fast-forwards' in 'git push --help' for details.</text:p>
      <text:p text:style-name="P5">abhishek@abhishek-Vostro-2520:~/gitdir$ git pull origin master</text:p>
      <text:p text:style-name="P5">From https://github.com/abhhisheks/hello_world</text:p>
      <text:p text:style-name="P5"><text:s/>* branch <text:s text:c="11"/>master <text:s text:c="4"/>-&gt; FETCH_HEAD</text:p>
      <text:p text:style-name="P5">Merge made by the 'recursive' strategy.</text:p>
      <text:p text:style-name="P5"><text:s/>README.md | 1 +</text:p>
      <text:p text:style-name="P5"><text:s/>1 file changed, 1 insertion(+)</text:p>
      <text:p text:style-name="P5"><text:s/>create mode 100644 README.md</text:p>
      <text:p text:style-name="P5">abhishek@abhishek-Vostro-2520:~/gitdir$ git add.</text:p>
      <text:p text:style-name="P5">git: 'add.' is not a git command. See 'git --help'.</text:p>
      <text:p text:style-name="P5"/>
      <text:p text:style-name="P5">Did you mean this?</text:p>
      <text:p text:style-name="P5"><text:tab/>add</text:p>
      <text:p text:style-name="P5">abhishek@abhishek-Vostro-2520:~/gitdir$ git add .</text:p>
      <text:p text:style-name="P5">abhishek@abhishek-Vostro-2520:~/gitdir$ git commit -m "Helo"</text:p>
      <text:p text:style-name="P5">On branch master</text:p>
      <text:p text:style-name="P5">nothing to commit, working directory clean</text:p>
      <text:p text:style-name="P5">abhishek@abhishek-Vostro-2520:~/gitdir$ git push -u origin master</text:p>
      <text:p text:style-name="P5">Username for 'https://github.com': abhisheksingh671997@gmail.com</text:p>
      <text:p text:style-name="P5">Password for 'https://abhisheksingh671997@gmail.com@github.com': </text:p>
      <text:p text:style-name="P5">Counting objects: 14, done.</text:p>
      <text:p text:style-name="P5">Delta compression using up to 4 threads.</text:p>
      <text:p text:style-name="P5">Compressing objects: 100% (11/11), done.</text:p>
      <text:p text:style-name="P5">Writing objects: 100% (14/14), 1.43 KiB | 0 bytes/s, done.</text:p>
      <text:p text:style-name="P5">Total 14 (delta 3), reused 0 (delta 0)</text:p>
      <text:p text:style-name="P5">remote: Resolving deltas: 100% (3/3), done.</text:p>
      <text:p text:style-name="P5">To https://github.com/abhhisheks/hello_world</text:p>
      <text:p text:style-name="P5"><text:s text:c="3"/>cf48884..601ff75 <text:s/>master -&gt; master</text:p>
      <text:p text:style-name="P5">Branch master set up to track remote branch master from origin.</text:p>
      <text:p text:style-name="P5">abhishek@abhishek-Vostro-2520:~/gitdir$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01:30:13.308864223</meta:creation-date>
    <meta:generator>LibreOffice/5.1.6.2$Linux_X86_64 LibreOffice_project/10m0$Build-2</meta:generator>
    <dc:date>2019-01-13T19:23:12.911136563</dc:date>
    <meta:editing-duration>P1DT19H22M36S</meta:editing-duration>
    <meta:editing-cycles>3</meta:editing-cycles>
    <meta:document-statistic meta:table-count="0" meta:image-count="0" meta:object-count="0" meta:page-count="11" meta:paragraph-count="475" meta:word-count="2968" meta:character-count="28442" meta:non-whitespace-character-count="25047"/>
  </office:meta>
</office:document-meta>
</file>